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DDDDD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fo:background-color="#DDDDD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DDDDD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top="thin solid #000000" fo:border-bottom="none" fo:border-left="thin solid #000000" fo:border-right="none"/>
    </style:style>
    <style:style style:name="ce10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1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12" style:family="table-cell" style:parent-style-name="Default" style:data-style-name="N2">
      <style:table-cell-properties fo:border-top="none" fo:border-bottom="none" fo:border-left="thin solid #000000" fo:border-right="none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DDDDDD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none"/>
    </style:style>
    <style:style style:name="ce17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2">
      <style:table-cell-properties fo:border-top="none" fo:border-bottom="thin solid #000000" fo:border-left="none" fo:border-right="thin solid #000000"/>
    </style:style>
    <style:style style:name="ce19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DDDDDD"/>
    </style:style>
    <style:style style:name="ce21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ackground-color="#DDDDD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#DDDDD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#DDDDDD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76930555555556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94569444444444cm"/>
    </style:style>
    <style:style style:name="co8" style:family="table-column">
      <style:table-column-properties fo:break-before="auto" style:column-width="3.66888888888889cm"/>
    </style:style>
    <style:style style:name="co9" style:family="table-column">
      <style:table-column-properties fo:break-before="auto" style:column-width="3.26319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6372" table:default-cell-style-name="ce1"/>
        <table:table-row table:style-name="ro1">
          <table:table-cell table:style-name="ce2"/>
          <table:table-cell office:value-type="string" table:style-name="ce3">
            <text:p>Patient 1 left eye</text:p>
          </table:table-cell>
          <table:table-cell table:number-columns-repeated="9" table:style-name="ce4"/>
          <table:table-cell table:style-name="ce5"/>
          <table:table-cell table:number-columns-repeated="16372" table:style-name="ce1"/>
        </table:table-row>
        <table:table-row table:style-name="ro1">
          <table:table-cell table:style-name="ce6"/>
          <table:table-cell office:value-type="string" table:style-name="ce7">
            <text:p>R_x [mm]</text:p>
          </table:table-cell>
          <table:table-cell office:value-type="string" table:style-name="ce7">
            <text:p>R_y [mm]</text:p>
          </table:table-cell>
          <table:table-cell office:value-type="string" table:style-name="ce7">
            <text:p>R [mm]</text:p>
          </table:table-cell>
          <table:table-cell office:value-type="string" table:style-name="ce7">
            <text:p>k_x [D]</text:p>
          </table:table-cell>
          <table:table-cell office:value-type="string" table:style-name="ce7">
            <text:p>k_y [D]</text:p>
          </table:table-cell>
          <table:table-cell office:value-type="string" table:style-name="ce7">
            <text:p>k_mean [D]</text:p>
          </table:table-cell>
          <table:table-cell office:value-type="string" table:style-name="ce7">
            <text:p>k_mean_R [D]</text:p>
          </table:table-cell>
          <table:table-cell office:value-type="string" table:style-name="ce7">
            <text:p>k_change_x [D]</text:p>
          </table:table-cell>
          <table:table-cell office:value-type="string" table:style-name="ce7">
            <text:p>k_change_y [D]</text:p>
          </table:table-cell>
          <table:table-cell office:value-type="string" table:style-name="ce7">
            <text:p>k_change_mean [D]</text:p>
          </table:table-cell>
          <table:table-cell table:style-name="ce8"/>
          <table:table-cell office:value-type="string" table:style-name="ce1">
            <text:p>mean change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pre</text:p>
          </table:table-cell>
          <table:table-cell office:value-type="float" office:value="7.6720384099999999" table:style-name="ce9">
            <text:p>7.67</text:p>
          </table:table-cell>
          <table:table-cell office:value-type="float" office:value="7.3928723700000001" table:style-name="ce10">
            <text:p>7.39</text:p>
          </table:table-cell>
          <table:table-cell office:value-type="float" office:value="7.53245539" table:style-name="ce10">
            <text:p>7.53</text:p>
          </table:table-cell>
          <table:table-cell office:value-type="float" office:value="43.990916370000001" table:style-name="ce10">
            <text:p>43.99</text:p>
          </table:table-cell>
          <table:table-cell office:value-type="float" office:value="45.652079899999997" table:style-name="ce10">
            <text:p>45.65</text:p>
          </table:table-cell>
          <table:table-cell office:value-type="float" office:value="44.821498134999999" table:formula="of:=([.E3]+[.F3])/2" table:style-name="ce10">
            <text:p>44.82</text:p>
          </table:table-cell>
          <table:table-cell office:value-type="float" office:value="44.806106720000002" table:style-name="ce10">
            <text:p>44.81</text:p>
          </table:table-cell>
          <table:table-cell office:value-type="float" office:value="-1.8562895499999996" table:formula="of:=[.E4]-[.E3]" table:style-name="ce10">
            <text:p>-1.86</text:p>
          </table:table-cell>
          <table:table-cell office:value-type="float" office:value="-0.15135447999999485" table:formula="of:=[.F4]-[.F3]" table:style-name="ce10">
            <text:p>-0.15</text:p>
          </table:table-cell>
          <table:table-cell office:value-type="float" office:value="-1.0038220149999972" table:formula="of:=[.G4]-[.G3]" table:style-name="ce11">
            <text:p>-1.00</text:p>
          </table:table-cell>
          <table:table-cell table:style-name="ce8"/>
          <table:table-cell table:number-columns-repeated="16372" table:style-name="ce1"/>
        </table:table-row>
        <table:table-row table:style-name="ro1">
          <table:table-cell office:value-type="string" table:style-name="ce6">
            <text:p>post</text:p>
          </table:table-cell>
          <table:table-cell office:value-type="float" office:value="8.0100388999999996" table:style-name="ce12">
            <text:p>8.01</text:p>
          </table:table-cell>
          <table:table-cell office:value-type="float" office:value="7.4174641599999998" table:style-name="ce13">
            <text:p>7.42</text:p>
          </table:table-cell>
          <table:table-cell office:value-type="float" office:value="7.7137515299999997" table:style-name="ce13">
            <text:p>7.71</text:p>
          </table:table-cell>
          <table:table-cell office:value-type="float" office:value="42.134626820000001" table:style-name="ce13">
            <text:p>42.13</text:p>
          </table:table-cell>
          <table:table-cell office:value-type="float" office:value="45.500725420000002" table:style-name="ce13">
            <text:p>45.50</text:p>
          </table:table-cell>
          <table:table-cell office:value-type="float" office:value="43.817676120000002" table:formula="of:=([.E4]+[.F4])/2" table:style-name="ce13">
            <text:p>43.82</text:p>
          </table:table-cell>
          <table:table-cell office:value-type="float" office:value="43.753029720000001" table:style-name="ce13">
            <text:p>43.75</text:p>
          </table:table-cell>
          <table:table-cell table:number-columns-repeated="2" table:style-name="ce13"/>
          <table:table-cell table:style-name="ce14"/>
          <table:table-cell table:style-name="ce8"/>
          <table:table-cell table:number-columns-repeated="16372" table:style-name="ce1"/>
        </table:table-row>
        <table:table-row table:style-name="ro1">
          <table:table-cell office:value-type="string" table:style-name="ce6">
            <text:p>aim</text:p>
          </table:table-cell>
          <table:table-cell office:value-type="float" office:value="8.5" table:style-name="ce12">
            <text:p>8.50</text:p>
          </table:table-cell>
          <table:table-cell office:value-type="float" office:value="8.5" table:style-name="ce13">
            <text:p>8.50</text:p>
          </table:table-cell>
          <table:table-cell office:value-type="float" office:value="8.5" table:style-name="ce13">
            <text:p>8.50</text:p>
          </table:table-cell>
          <table:table-cell office:value-type="float" office:value="39.705882352941174" table:formula="of:=0.3375/([.B5]/1000)" table:style-name="ce13">
            <text:p>39.71</text:p>
          </table:table-cell>
          <table:table-cell office:value-type="float" office:value="39.705882352941174" table:formula="of:=0.3375/([.C5]/1000)" table:style-name="ce13">
            <text:p>39.71</text:p>
          </table:table-cell>
          <table:table-cell office:value-type="float" office:value="39.705882352941174" table:formula="of:=0.3375/([.D5]/1000)" table:style-name="ce13">
            <text:p>39.71</text:p>
          </table:table-cell>
          <table:table-cell table:style-name="ce13"/>
          <table:table-cell office:value-type="float" office:value="-3.7850340170588268" table:formula="of:=([.E5]-[.E3])+0.5" table:style-name="ce13">
            <text:p>-3.79</text:p>
          </table:table-cell>
          <table:table-cell office:value-type="float" office:value="-5.4461975470588229" table:formula="of:=([.F5]-[.F3])+0.5" table:style-name="ce13">
            <text:p>-5.45</text:p>
          </table:table-cell>
          <table:table-cell office:value-type="float" office:value="-4.6156157820588248" table:formula="of:=([.G5]-[.G3])+0.5" table:style-name="ce14">
            <text:p>-4.62</text:p>
          </table:table-cell>
          <table:table-cell table:style-name="ce8"/>
          <table:table-cell table:number-columns-repeated="16372" table:style-name="ce1"/>
        </table:table-row>
        <table:table-row table:style-name="ro1">
          <table:table-cell table:style-name="ce15"/>
          <table:table-cell table:style-name="ce16"/>
          <table:table-cell table:number-columns-repeated="6" table:style-name="ce17"/>
          <table:table-cell office:value-type="float" office:value="0.49042876276246405" table:formula="of:=[.I3]/[.I5]" table:style-name="ce17">
            <text:p>0.49</text:p>
          </table:table-cell>
          <table:table-cell office:value-type="float" office:value="2.7790853837414083E-2" table:formula="of:=[.J3]/[.J5]" table:style-name="ce17">
            <text:p>0.03</text:p>
          </table:table-cell>
          <table:table-cell office:value-type="float" office:value="0.21748387699468261" table:formula="of:=[.K3]/[.K5]" table:style-name="ce18">
            <text:p>0.22</text:p>
          </table:table-cell>
          <table:table-cell office:value-type="string" table:style-name="ce8">
            <text:p>relative change [-]</text:p>
          </table:table-cell>
          <table:table-cell office:value-type="float" office:value="0.27535974567162569" table:formula="of:=([.K6]+[.K11]+[.K16]+[.K21])/4" table:style-name="ce1">
            <text:p>0.275359746</text:p>
          </table:table-cell>
          <table:table-cell table:number-columns-repeated="16371"/>
        </table:table-row>
        <table:table-row table:style-name="ro1">
          <table:table-cell table:style-name="ce6"/>
          <table:table-cell office:value-type="string" table:style-name="ce19">
            <text:p>Patient 1 right eye</text:p>
          </table:table-cell>
          <table:table-cell table:number-columns-repeated="9" table:style-name="ce20"/>
          <table:table-cell table:style-name="ce8"/>
          <table:table-cell table:number-columns-repeated="16372" table:style-name="ce1"/>
        </table:table-row>
        <table:table-row table:style-name="ro1">
          <table:table-cell office:value-type="string" table:style-name="ce6">
            <text:p>pre</text:p>
          </table:table-cell>
          <table:table-cell office:value-type="float" office:value="7.6595183699999998" table:style-name="ce9">
            <text:p>7.66</text:p>
          </table:table-cell>
          <table:table-cell office:value-type="float" office:value="7.4030758299999997" table:style-name="ce10">
            <text:p>7.40</text:p>
          </table:table-cell>
          <table:table-cell office:value-type="float" office:value="7.5312970999999997" table:style-name="ce10">
            <text:p>7.53</text:p>
          </table:table-cell>
          <table:table-cell office:value-type="float" office:value="44.06282272" table:style-name="ce10">
            <text:p>44.06</text:p>
          </table:table-cell>
          <table:table-cell office:value-type="float" office:value="45.589158830000002" table:style-name="ce10">
            <text:p>45.59</text:p>
          </table:table-cell>
          <table:table-cell office:value-type="float" office:value="44.825990775000001" table:formula="of:=([.E8]+[.F8])/2" table:style-name="ce10">
            <text:p>44.83</text:p>
          </table:table-cell>
          <table:table-cell office:value-type="float" office:value="44.81299774" table:style-name="ce10">
            <text:p>44.81</text:p>
          </table:table-cell>
          <table:table-cell office:value-type="float" office:value="-0.76769578999999766" table:formula="of:=[.E9]-[.E8]" table:style-name="ce10">
            <text:p>-0.77</text:p>
          </table:table-cell>
          <table:table-cell office:value-type="float" office:value="-0.43967578000000174" table:formula="of:=[.F9]-[.F8]" table:style-name="ce10">
            <text:p>-0.44</text:p>
          </table:table-cell>
          <table:table-cell office:value-type="float" office:value="-0.60368578500000325" table:formula="of:=[.G9]-[.G8]" table:style-name="ce11">
            <text:p>-0.60</text:p>
          </table:table-cell>
          <table:table-cell table:style-name="ce8"/>
          <table:table-cell table:number-columns-repeated="16372" table:style-name="ce1"/>
        </table:table-row>
        <table:table-row table:style-name="ro1">
          <table:table-cell office:value-type="string" table:style-name="ce6">
            <text:p>post</text:p>
          </table:table-cell>
          <table:table-cell office:value-type="float" office:value="7.7953345799999996" table:style-name="ce12">
            <text:p>7.80</text:p>
          </table:table-cell>
          <table:table-cell office:value-type="float" office:value="7.4751686399999997" table:style-name="ce13">
            <text:p>7.48</text:p>
          </table:table-cell>
          <table:table-cell office:value-type="float" office:value="7.6352516100000001" table:style-name="ce13">
            <text:p>7.64</text:p>
          </table:table-cell>
          <table:table-cell office:value-type="float" office:value="43.295126930000002" table:style-name="ce13">
            <text:p>43.30</text:p>
          </table:table-cell>
          <table:table-cell office:value-type="float" office:value="45.149483050000001" table:style-name="ce13">
            <text:p>45.15</text:p>
          </table:table-cell>
          <table:table-cell office:value-type="float" office:value="44.222304989999998" table:formula="of:=([.E9]+[.F9])/2" table:style-name="ce13">
            <text:p>44.22</text:p>
          </table:table-cell>
          <table:table-cell office:value-type="float" office:value="44.202865500000001" table:style-name="ce13">
            <text:p>44.20</text:p>
          </table:table-cell>
          <table:table-cell table:number-columns-repeated="2" table:style-name="ce13"/>
          <table:table-cell table:style-name="ce14"/>
          <table:table-cell table:style-name="ce8"/>
          <table:table-cell table:number-columns-repeated="16372" table:style-name="ce1"/>
        </table:table-row>
        <table:table-row table:style-name="ro1">
          <table:table-cell office:value-type="string" table:style-name="ce6">
            <text:p>aim</text:p>
          </table:table-cell>
          <table:table-cell office:value-type="float" office:value="8.5" table:style-name="ce12">
            <text:p>8.50</text:p>
          </table:table-cell>
          <table:table-cell office:value-type="float" office:value="8.5" table:style-name="ce13">
            <text:p>8.50</text:p>
          </table:table-cell>
          <table:table-cell office:value-type="float" office:value="8.5" table:style-name="ce13">
            <text:p>8.50</text:p>
          </table:table-cell>
          <table:table-cell office:value-type="float" office:value="39.705882352941174" table:formula="of:=0.3375/([.B10]/1000)" table:style-name="ce13">
            <text:p>39.71</text:p>
          </table:table-cell>
          <table:table-cell office:value-type="float" office:value="39.705882352941174" table:formula="of:=0.3375/([.C10]/1000)" table:style-name="ce13">
            <text:p>39.71</text:p>
          </table:table-cell>
          <table:table-cell office:value-type="float" office:value="39.705882352941174" table:formula="of:=0.3375/([.D10]/1000)" table:style-name="ce13">
            <text:p>39.71</text:p>
          </table:table-cell>
          <table:table-cell table:style-name="ce13"/>
          <table:table-cell office:value-type="float" office:value="-3.8569403670588258" table:formula="of:=([.E10]-[.E8])+0.5" table:style-name="ce13">
            <text:p>-3.86</text:p>
          </table:table-cell>
          <table:table-cell office:value-type="float" office:value="-5.3832764770588284" table:formula="of:=([.F10]-[.F8])+0.5" table:style-name="ce13">
            <text:p>-5.38</text:p>
          </table:table-cell>
          <table:table-cell office:value-type="float" office:value="-4.6201084220588271" table:formula="of:=([.G10]-[.G8])+0.5" table:style-name="ce14">
            <text:p>-4.62</text:p>
          </table:table-cell>
          <table:table-cell table:style-name="ce8"/>
          <table:table-cell table:number-columns-repeated="16372" table:style-name="ce1"/>
        </table:table-row>
        <table:table-row table:style-name="ro1">
          <table:table-cell table:style-name="ce15"/>
          <table:table-cell table:style-name="ce16"/>
          <table:table-cell table:number-columns-repeated="6" table:style-name="ce17"/>
          <table:table-cell office:value-type="float" office:value="0.19904269108143274" table:formula="of:=[.I8]/[.I10]" table:style-name="ce17">
            <text:p>0.20</text:p>
          </table:table-cell>
          <table:table-cell office:value-type="float" office:value="8.1674382111657784E-2" table:formula="of:=[.J8]/[.J10]" table:style-name="ce17">
            <text:p>0.08</text:p>
          </table:table-cell>
          <table:table-cell office:value-type="float" office:value="0.13066485239127504" table:formula="of:=[.K8]/[.K10]" table:style-name="ce18">
            <text:p>0.13</text:p>
          </table:table-cell>
          <table:table-cell office:value-type="string" table:style-name="ce8">
            <text:p>relative change [-]</text:p>
          </table:table-cell>
          <table:table-cell table:number-columns-repeated="16372" table:style-name="ce1"/>
        </table:table-row>
        <table:table-row table:style-name="ro1">
          <table:table-cell table:style-name="ce6"/>
          <table:table-cell office:value-type="string" table:style-name="ce21">
            <text:p>Patient 2 left eye</text:p>
          </table:table-cell>
          <table:table-cell table:number-columns-repeated="9" table:style-name="ce22"/>
          <table:table-cell table:style-name="ce8"/>
          <table:table-cell table:number-columns-repeated="16372" table:style-name="ce1"/>
        </table:table-row>
        <table:table-row table:style-name="ro1">
          <table:table-cell office:value-type="string" table:style-name="ce6">
            <text:p>pre</text:p>
          </table:table-cell>
          <table:table-cell office:value-type="float" office:value="7.4223355800000004" table:style-name="ce9">
            <text:p>7.42</text:p>
          </table:table-cell>
          <table:table-cell office:value-type="float" office:value="7.3766553799999999" table:style-name="ce10">
            <text:p>7.38</text:p>
          </table:table-cell>
          <table:table-cell office:value-type="float" office:value="7.3994954799999997" table:style-name="ce10">
            <text:p>7.40</text:p>
          </table:table-cell>
          <table:table-cell office:value-type="float" office:value="45.470862410000002" table:style-name="ce10">
            <text:p>45.47</text:p>
          </table:table-cell>
          <table:table-cell office:value-type="float" office:value="45.752442330000001" table:style-name="ce10">
            <text:p>45.75</text:p>
          </table:table-cell>
          <table:table-cell office:value-type="float" office:value="45.611652370000002" table:formula="of:=([.E13]+[.F13])/2" table:style-name="ce10">
            <text:p>45.61</text:p>
          </table:table-cell>
          <table:table-cell office:value-type="float" office:value="45.611217789999998" table:style-name="ce10">
            <text:p>45.61</text:p>
          </table:table-cell>
          <table:table-cell office:value-type="float" office:value="-1.3175089400000033" table:formula="of:=[.E14]-[.E13]" table:style-name="ce10">
            <text:p>-1.32</text:p>
          </table:table-cell>
          <table:table-cell office:value-type="float" office:value="-0.7359672400000008" table:formula="of:=[.F14]-[.F13]" table:style-name="ce10">
            <text:p>-0.74</text:p>
          </table:table-cell>
          <table:table-cell office:value-type="float" office:value="-1.026738090000002" table:formula="of:=[.G14]-[.G13]" table:style-name="ce11">
            <text:p>-1.03</text:p>
          </table:table-cell>
          <table:table-cell table:style-name="ce8"/>
          <table:table-cell table:number-columns-repeated="16372" table:style-name="ce1"/>
        </table:table-row>
        <table:table-row table:style-name="ro1">
          <table:table-cell office:value-type="string" table:style-name="ce6">
            <text:p>post</text:p>
          </table:table-cell>
          <table:table-cell office:value-type="float" office:value="7.6438135200000001" table:style-name="ce12">
            <text:p>7.64</text:p>
          </table:table-cell>
          <table:table-cell office:value-type="float" office:value="7.4972551599999999" table:style-name="ce13">
            <text:p>7.50</text:p>
          </table:table-cell>
          <table:table-cell office:value-type="float" office:value="7.57053434" table:style-name="ce13">
            <text:p>7.57</text:p>
          </table:table-cell>
          <table:table-cell office:value-type="float" office:value="44.153353469999999" table:style-name="ce13">
            <text:p>44.15</text:p>
          </table:table-cell>
          <table:table-cell office:value-type="float" office:value="45.01647509" table:style-name="ce13">
            <text:p>45.02</text:p>
          </table:table-cell>
          <table:table-cell office:value-type="float" office:value="44.58491428" table:formula="of:=([.E14]+[.F14])/2" table:style-name="ce13">
            <text:p>44.58</text:p>
          </table:table-cell>
          <table:table-cell office:value-type="float" office:value="44.580736969999997" table:style-name="ce13">
            <text:p>44.58</text:p>
          </table:table-cell>
          <table:table-cell table:number-columns-repeated="2" table:style-name="ce13"/>
          <table:table-cell table:style-name="ce14"/>
          <table:table-cell table:style-name="ce8"/>
          <table:table-cell table:number-columns-repeated="16372" table:style-name="ce1"/>
        </table:table-row>
        <table:table-row table:style-name="ro1">
          <table:table-cell office:value-type="string" table:style-name="ce6">
            <text:p>aim</text:p>
          </table:table-cell>
          <table:table-cell office:value-type="float" office:value="7.9" table:style-name="ce12">
            <text:p>7.90</text:p>
          </table:table-cell>
          <table:table-cell office:value-type="float" office:value="7.9" table:style-name="ce13">
            <text:p>7.90</text:p>
          </table:table-cell>
          <table:table-cell office:value-type="float" office:value="7.9" table:style-name="ce13">
            <text:p>7.90</text:p>
          </table:table-cell>
          <table:table-cell office:value-type="float" office:value="42.721518987341774" table:formula="of:=0.3375/([.B15]/1000)" table:style-name="ce13">
            <text:p>42.72</text:p>
          </table:table-cell>
          <table:table-cell office:value-type="float" office:value="42.721518987341774" table:formula="of:=0.3375/([.C15]/1000)" table:style-name="ce13">
            <text:p>42.72</text:p>
          </table:table-cell>
          <table:table-cell office:value-type="float" office:value="42.721518987341774" table:formula="of:=0.3375/([.D15]/1000)" table:style-name="ce13">
            <text:p>42.72</text:p>
          </table:table-cell>
          <table:table-cell table:style-name="ce13"/>
          <table:table-cell office:value-type="float" office:value="-2.2493434226582281" table:formula="of:=([.E15]-[.E13])+0.5" table:style-name="ce13">
            <text:p>-2.25</text:p>
          </table:table-cell>
          <table:table-cell office:value-type="float" office:value="-2.5309233426582267" table:formula="of:=([.F15]-[.F13])+0.5" table:style-name="ce13">
            <text:p>-2.53</text:p>
          </table:table-cell>
          <table:table-cell office:value-type="float" office:value="-2.3901333826582274" table:formula="of:=([.G15]-[.G13])+0.5" table:style-name="ce14">
            <text:p>-2.39</text:p>
          </table:table-cell>
          <table:table-cell table:style-name="ce8"/>
          <table:table-cell table:number-columns-repeated="16372" table:style-name="ce1"/>
        </table:table-row>
        <table:table-row table:style-name="ro1">
          <table:table-cell table:style-name="ce15"/>
          <table:table-cell table:style-name="ce16"/>
          <table:table-cell table:number-columns-repeated="6" table:style-name="ce17"/>
          <table:table-cell office:value-type="float" office:value="0.58573045215256558" table:formula="of:=[.I13]/[.I15]" table:style-name="ce17">
            <text:p>0.59</text:p>
          </table:table-cell>
          <table:table-cell office:value-type="float" office:value="0.29079001627406659" table:formula="of:=[.J13]/[.J15]" table:style-name="ce17">
            <text:p>0.29</text:p>
          </table:table-cell>
          <table:table-cell office:value-type="float" office:value="0.4295735532793144" table:formula="of:=[.K13]/[.K15]" table:style-name="ce18">
            <text:p>0.43</text:p>
          </table:table-cell>
          <table:table-cell office:value-type="string" table:style-name="ce8">
            <text:p>relative change [-]</text:p>
          </table:table-cell>
          <table:table-cell table:number-columns-repeated="16372" table:style-name="ce1"/>
        </table:table-row>
        <table:table-row table:style-name="ro1">
          <table:table-cell table:style-name="ce6"/>
          <table:table-cell office:value-type="string" table:style-name="ce21">
            <text:p>Patient 2 right eye</text:p>
          </table:table-cell>
          <table:table-cell table:number-columns-repeated="9" table:style-name="ce22"/>
          <table:table-cell table:style-name="ce8"/>
          <table:table-cell table:number-columns-repeated="16372"/>
        </table:table-row>
        <table:table-row table:style-name="ro1">
          <table:table-cell office:value-type="string" table:style-name="ce6">
            <text:p>pre</text:p>
          </table:table-cell>
          <table:table-cell office:value-type="float" office:value="7.4347614200000001" table:style-name="ce9">
            <text:p>7.43</text:p>
          </table:table-cell>
          <table:table-cell office:value-type="float" office:value="7.3386119000000001" table:style-name="ce10">
            <text:p>7.34</text:p>
          </table:table-cell>
          <table:table-cell office:value-type="float" office:value="7.3866866599999996" table:style-name="ce10">
            <text:p>7.39</text:p>
          </table:table-cell>
          <table:table-cell office:value-type="float" office:value="45.394866229999998" table:style-name="ce10">
            <text:p>45.39</text:p>
          </table:table-cell>
          <table:table-cell office:value-type="float" office:value="45.989623729999998" table:style-name="ce10">
            <text:p>45.99</text:p>
          </table:table-cell>
          <table:table-cell office:value-type="float" office:value="45.692244979999998" table:formula="of:=([.E18]+[.F18])/2" table:style-name="ce10">
            <text:p>45.69</text:p>
          </table:table-cell>
          <table:table-cell office:value-type="float" office:value="45.690309550000002" table:style-name="ce10">
            <text:p>45.69</text:p>
          </table:table-cell>
          <table:table-cell office:value-type="float" office:value="-0.99604190000000159" table:formula="of:=[.E19]-[.E18]" table:style-name="ce10">
            <text:p>-1.00</text:p>
          </table:table-cell>
          <table:table-cell office:value-type="float" office:value="-0.60358862999999729" table:formula="of:=[.F19]-[.F18]" table:style-name="ce10">
            <text:p>-0.60</text:p>
          </table:table-cell>
          <table:table-cell office:value-type="float" office:value="-0.79981526499999944" table:formula="of:=[.G19]-[.G18]" table:style-name="ce11">
            <text:p>-0.80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6">
            <text:p>post</text:p>
          </table:table-cell>
          <table:table-cell office:value-type="float" office:value="7.6015526299999996" table:style-name="ce12">
            <text:p>7.60</text:p>
          </table:table-cell>
          <table:table-cell office:value-type="float" office:value="7.4362080600000002" table:style-name="ce13">
            <text:p>7.44</text:p>
          </table:table-cell>
          <table:table-cell office:value-type="float" office:value="7.5188803499999999" table:style-name="ce13">
            <text:p>7.52</text:p>
          </table:table-cell>
          <table:table-cell office:value-type="float" office:value="44.398824329999997" table:style-name="ce13">
            <text:p>44.40</text:p>
          </table:table-cell>
          <table:table-cell office:value-type="float" office:value="45.386035100000001" table:style-name="ce13">
            <text:p>45.39</text:p>
          </table:table-cell>
          <table:table-cell office:value-type="float" office:value="44.892429714999999" table:formula="of:=([.E19]+[.F19])/2" table:style-name="ce13">
            <text:p>44.89</text:p>
          </table:table-cell>
          <table:table-cell office:value-type="float" office:value="44.887002379999998" table:style-name="ce13">
            <text:p>44.89</text:p>
          </table:table-cell>
          <table:table-cell table:number-columns-repeated="2" table:style-name="ce13"/>
          <table:table-cell table:style-name="ce14"/>
          <table:table-cell table:style-name="ce8"/>
          <table:table-cell table:number-columns-repeated="16372"/>
        </table:table-row>
        <table:table-row table:style-name="ro1">
          <table:table-cell office:value-type="string" table:style-name="ce6">
            <text:p>aim</text:p>
          </table:table-cell>
          <table:table-cell office:value-type="float" office:value="7.9" table:style-name="ce12">
            <text:p>7.90</text:p>
          </table:table-cell>
          <table:table-cell office:value-type="float" office:value="7.9" table:style-name="ce13">
            <text:p>7.90</text:p>
          </table:table-cell>
          <table:table-cell office:value-type="float" office:value="7.9" table:style-name="ce13">
            <text:p>7.90</text:p>
          </table:table-cell>
          <table:table-cell office:value-type="float" office:value="42.721518987341774" table:formula="of:=0.3375/([.B20]/1000)" table:style-name="ce13">
            <text:p>42.72</text:p>
          </table:table-cell>
          <table:table-cell office:value-type="float" office:value="42.721518987341774" table:formula="of:=0.3375/([.C20]/1000)" table:style-name="ce13">
            <text:p>42.72</text:p>
          </table:table-cell>
          <table:table-cell office:value-type="float" office:value="42.721518987341774" table:formula="of:=0.3375/([.D20]/1000)" table:style-name="ce13">
            <text:p>42.72</text:p>
          </table:table-cell>
          <table:table-cell table:style-name="ce13"/>
          <table:table-cell office:value-type="float" office:value="-2.1733472426582239" table:formula="of:=([.E20]-[.E18])+0.5" table:style-name="ce13">
            <text:p>-2.17</text:p>
          </table:table-cell>
          <table:table-cell office:value-type="float" office:value="-2.7681047426582239" table:formula="of:=([.F20]-[.F18])+0.5" table:style-name="ce13">
            <text:p>-2.77</text:p>
          </table:table-cell>
          <table:table-cell office:value-type="float" office:value="-2.4707259926582239" table:formula="of:=([.G20]-[.G18])+0.5" table:style-name="ce14">
            <text:p>-2.47</text:p>
          </table:table-cell>
          <table:table-cell table:style-name="ce8"/>
          <table:table-cell table:number-columns-repeated="16372"/>
        </table:table-row>
        <table:table-row table:style-name="ro1">
          <table:table-cell table:style-name="ce23"/>
          <table:table-cell table:style-name="ce16"/>
          <table:table-cell table:number-columns-repeated="6" table:style-name="ce17"/>
          <table:table-cell office:value-type="float" office:value="0.45829855462109287" table:formula="of:=[.I18]/[.I20]" table:style-name="ce17">
            <text:p>0.46</text:p>
          </table:table-cell>
          <table:table-cell office:value-type="float" office:value="0.21805122497654056" table:formula="of:=[.J18]/[.J20]" table:style-name="ce17">
            <text:p>0.22</text:p>
          </table:table-cell>
          <table:table-cell office:value-type="float" office:value="0.3237167000212306" table:formula="of:=[.K18]/[.K20]" table:style-name="ce18">
            <text:p>0.32</text:p>
          </table:table-cell>
          <table:table-cell office:value-type="string" table:style-name="ce24">
            <text:p>relative change [-]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Jeremy Genter</dc:creator>
    <meta:creation-date>2020-02-21T15:18:29Z</meta:creation-date>
    <dc:date>2020-02-24T14:37:24Z</dc:date>
    <meta:editing-cycles>3</meta:editing-cycles>
    <meta:editing-duration>PT0S</meta:editing-duration>
  </office:meta>
</office:document-meta>
</file>